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6.227cm" fo:min-width="5.977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905cm" svg:y="0.508cm">
          <text:p text:style-name="P1"><text:span text:style-name="T1">ball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905cm" svg:y="1.524cm">
          <draw:text-box>
            <text:p><text:span text:style-name="T2">clk</text:span></text:p>
          </draw:text-box>
        </draw:frame>
        <draw:frame draw:style-name="gr2" draw:text-style-name="P3" draw:layer="layout" svg:width="2.032cm" svg:height="0.725cm" svg:x="1.905cm" svg:y="2.25cm">
          <draw:text-box>
            <text:p><text:span text:style-name="T2">res_n</text:span></text:p>
          </draw:text-box>
        </draw:frame>
        <draw:frame draw:style-name="gr2" draw:text-style-name="P3" draw:layer="layout" svg:width="2.032cm" svg:height="0.725cm" svg:x="1.905cm" svg:y="2.976cm">
          <draw:text-box>
            <text:p><text:span text:style-name="T2">enb</text:span></text:p>
          </draw:text-box>
        </draw:frame>
        <draw:frame draw:style-name="gr2" draw:text-style-name="P3" draw:layer="layout" svg:width="3.683cm" svg:height="0.725cm" svg:x="1.905cm" svg:y="3.702cm">
          <draw:text-box>
            <text:p><text:span text:style-name="T2">x_coord [10:0]</text:span></text:p>
          </draw:text-box>
        </draw:frame>
        <draw:frame draw:style-name="gr2" draw:text-style-name="P3" draw:layer="layout" svg:width="3.429cm" svg:height="0.725cm" svg:x="1.905cm" svg:y="4.427cm">
          <draw:text-box>
            <text:p><text:span text:style-name="T2">y_coord [9:0]</text:span></text:p>
          </draw:text-box>
        </draw:frame>
        <draw:frame draw:style-name="gr3" draw:text-style-name="P3" draw:layer="layout" svg:width="3.048cm" svg:height="0.725cm" svg:x="5.334cm" svg:y="1.471cm">
          <draw:text-box>
            <text:p><text:span text:style-name="T2">x_pos [10:0]</text:span></text:p>
          </draw:text-box>
        </draw:frame>
        <draw:frame draw:style-name="gr3" draw:text-style-name="P3" draw:layer="layout" svg:width="3.175cm" svg:height="0.725cm" svg:x="5.207cm" svg:y="2.94cm">
          <draw:text-box>
            <text:p><text:span text:style-name="T2">y_pos [9:0]</text:span></text:p>
          </draw:text-box>
        </draw:frame>
        <draw:frame draw:style-name="gr3" draw:text-style-name="P3" draw:layer="layout" svg:width="2.032cm" svg:height="0.725cm" svg:x="6.35cm" svg:y="4.41cm">
          <draw:text-box>
            <text:p><text:span text:style-name="T2">sel</text:span></text:p>
          </draw:text-box>
        </draw:frame>
        <draw:frame draw:style-name="gr3" draw:text-style-name="P3" draw:layer="layout" svg:width="2.667cm" svg:height="0.725cm" svg:x="5.715cm" svg:y="5.879cm">
          <draw:text-box>
            <text:p><text:span text:style-name="T2">rgb [23:0]</text:span></text:p>
          </draw:text-box>
        </draw:frame>
        <draw:line draw:style-name="gr4" draw:text-style-name="P4" draw:layer="layout" svg:x1="0.508cm" svg:y1="1.905cm" svg:x2="1.905cm" svg:y2="1.905cm">
          <text:p/>
        </draw:line>
        <draw:line draw:style-name="gr4" draw:text-style-name="P4" draw:layer="layout" svg:x1="0.508cm" svg:y1="2.62cm" svg:x2="1.905cm" svg:y2="2.62cm">
          <text:p/>
        </draw:line>
        <draw:line draw:style-name="gr4" draw:text-style-name="P4" draw:layer="layout" svg:x1="0.508cm" svg:y1="3.336cm" svg:x2="1.905cm" svg:y2="3.336cm">
          <text:p/>
        </draw:line>
        <draw:line draw:style-name="gr5" draw:text-style-name="P4" draw:layer="layout" svg:x1="0.508cm" svg:y1="4.051cm" svg:x2="1.905cm" svg:y2="4.051cm">
          <text:p/>
        </draw:line>
        <draw:line draw:style-name="gr5" draw:text-style-name="P4" draw:layer="layout" svg:x1="0.508cm" svg:y1="4.766cm" svg:x2="1.905cm" svg:y2="4.766cm">
          <text:p/>
        </draw:line>
        <draw:line draw:style-name="gr5" draw:text-style-name="P4" draw:layer="layout" svg:x1="8.382cm" svg:y1="1.905cm" svg:x2="9.779cm" svg:y2="1.905cm">
          <text:p/>
        </draw:line>
        <draw:line draw:style-name="gr5" draw:text-style-name="P4" draw:layer="layout" svg:x1="8.382cm" svg:y1="3.344cm" svg:x2="9.779cm" svg:y2="3.344cm">
          <text:p/>
        </draw:line>
        <draw:line draw:style-name="gr4" draw:text-style-name="P4" draw:layer="layout" svg:x1="8.382cm" svg:y1="4.784cm" svg:x2="9.779cm" svg:y2="4.784cm">
          <text:p/>
        </draw:line>
        <draw:line draw:style-name="gr5" draw:text-style-name="P4" draw:layer="layout" svg:x1="8.382cm" svg:y1="6.223cm" svg:x2="9.779cm" svg:y2="6.223cm">
          <text:p/>
        </draw:line>
        <draw:frame draw:style-name="gr2" draw:text-style-name="P3" draw:layer="layout" svg:width="4.318cm" svg:height="0.725cm" svg:x="1.905cm" svg:y="5.153cm">
          <draw:text-box>
            <text:p><text:span text:style-name="T2">l_paddle_hit</text:span></text:p>
          </draw:text-box>
        </draw:frame>
        <draw:frame draw:style-name="gr2" draw:text-style-name="P3" draw:layer="layout" svg:width="4.318cm" svg:height="0.725cm" svg:x="1.905cm" svg:y="5.879cm">
          <draw:text-box>
            <text:p><text:span text:style-name="T2">r_paddle_hit</text:span></text:p>
          </draw:text-box>
        </draw:frame>
        <draw:line draw:style-name="gr4" draw:text-style-name="P4" draw:layer="layout" svg:x1="0.508cm" svg:y1="5.482cm" svg:x2="1.905cm" svg:y2="5.482cm">
          <text:p/>
        </draw:line>
        <draw:line draw:style-name="gr4" draw:text-style-name="P4" draw:layer="layout" svg:x1="0.508cm" svg:y1="6.197cm" svg:x2="1.905cm" svg:y2="6.1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312cm" fo:page-height="7.7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4:00:24.474916122</meta:creation-date>
    <dc:date>2016-07-22T06:12:58.449807239</dc:date>
    <meta:editing-duration>PT15M2S</meta:editing-duration>
    <meta:editing-cycles>4</meta:editing-cycles>
    <meta:generator>LibreOffice/5.1.4.2$Linux_X86_64 LibreOffice_project/10m0$Build-2</meta:generator>
    <meta:document-statistic meta:object-count="23"/>
  </office:meta>
</office:document-meta>
</file>